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c90016"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color="#c90016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Idiom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bsence make the heart grow fonder. (1)</text:p>
          </table:table-cell>
          <table:table-cell table:number-columns-repeated="1023"/>
        </table:table-row>
        <table:table-row table:style-name="ro1">
          <table:table-cell office:value-type="string">
            <text:p>There is no accounting for test! (2)</text:p>
          </table:table-cell>
          <table:table-cell table:number-columns-repeated="1023"/>
        </table:table-row>
        <table:table-row table:style-name="ro1">
          <table:table-cell office:value-type="string">
            <text:p>Actions speak louder than words. (3)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Non-English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ad hoc (3)</text:p>
          </table:table-cell>
          <table:table-cell office:value-type="string">
            <text:p>au courant (13)</text:p>
          </table:table-cell>
          <table:table-cell table:number-columns-repeated="1022"/>
        </table:table-row>
        <table:table-row table:style-name="ro1">
          <table:table-cell office:value-type="string">
            <text:p>ad infinitum (3)</text:p>
          </table:table-cell>
          <table:table-cell office:value-type="string">
            <text:p>be au fait with sth (13)</text:p>
          </table:table-cell>
          <table:table-cell table:number-columns-repeated="1022"/>
        </table:table-row>
        <table:table-row table:style-name="ro1">
          <table:table-cell office:value-type="string">
            <text:p>ad nauseam (3)</text:p>
          </table:table-cell>
          <table:table-cell office:value-type="string">
            <text:p>au nauturel (13)</text:p>
          </table:table-cell>
          <table:table-cell table:number-columns-repeated="1022"/>
        </table:table-row>
        <table:table-row table:style-name="ro1">
          <table:table-cell office:value-type="string">
            <text:p>an aide-memoire (4)</text:p>
          </table:table-cell>
          <table:table-cell table:number-columns-repeated="1023"/>
        </table:table-row>
        <table:table-row table:style-name="ro1">
          <table:table-cell office:value-type="string">
            <text:p>a la carte (5)</text:p>
          </table:table-cell>
          <table:table-cell table:number-columns-repeated="1023"/>
        </table:table-row>
        <table:table-row table:style-name="ro1">
          <table:table-cell office:value-type="string">
            <text:p>a la mode (5)</text:p>
          </table:table-cell>
          <table:table-cell table:number-columns-repeated="1023"/>
        </table:table-row>
        <table:table-row table:style-name="ro1">
          <table:table-cell office:value-type="string">
            <text:p>al fresco (6)</text:p>
          </table:table-cell>
          <table:table-cell table:number-columns-repeated="1023"/>
        </table:table-row>
        <table:table-row table:style-name="ro1">
          <table:table-cell office:value-type="string">
            <text:p>your alma mater (7)</text:p>
          </table:table-cell>
          <table:table-cell table:number-columns-repeated="1023"/>
        </table:table-row>
        <table:table-row table:style-name="ro1">
          <table:table-cell office:value-type="string">
            <text:p>amour propre (8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uman Ability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it's all (that) sb can do to do sth (7)</text:p>
          </table:table-cell>
          <table:table-cell table:number-columns-repeated="1023"/>
        </table:table-row>
        <table:table-row table:style-name="ro1">
          <table:table-cell office:value-type="string">
            <text:p>an all-rounder (7)</text:p>
          </table:table-cell>
          <table:table-cell table:number-columns-repeated="1023"/>
        </table:table-row>
        <table:table-row table:style-name="ro1">
          <table:table-cell office:value-type="string">
            <text:p>sb's answer to sb/sth (8)</text:p>
          </table:table-cell>
          <table:table-cell table:number-columns-repeated="1023"/>
        </table:table-row>
        <table:table-row table:style-name="ro1">
          <table:table-cell office:value-type="string">
            <text:p>have been around (a bit) (10)</text:p>
          </table:table-cell>
          <table:table-cell table:number-columns-repeated="1023"/>
        </table:table-row>
        <table:table-row table:style-name="ro1">
          <table:table-cell office:value-type="string">
            <text:p>have an ear for sth (110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Human Behavior and Nature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airs and graces (5)</text:p>
          </table:table-cell>
          <table:table-cell table:number-columns-repeated="1023"/>
        </table:table-row>
        <table:table-row table:style-name="ro1">
          <table:table-cell office:value-type="string">
            <text:p>an ambulance chaser (8)</text:p>
          </table:table-cell>
          <table:table-cell table:number-columns-repeated="1023"/>
        </table:table-row>
        <table:table-row table:style-name="ro1">
          <table:table-cell office:value-type="string">
            <text:p>have a lot to answer for (8)</text:p>
          </table:table-cell>
          <table:table-cell table:number-columns-repeated="1023"/>
        </table:table-row>
        <table:table-row table:style-name="ro1">
          <table:table-cell office:value-type="string">
            <text:p>arty-farty (11)</text:p>
          </table:table-cell>
          <table:table-cell table:number-columns-repeated="1023"/>
        </table:table-row>
        <table:table-row table:style-name="ro1">
          <table:table-cell office:value-type="string">
            <text:p>an eager beaver (110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Noun (or verb) discribed by Adjective (or Adverb) or a Adjective (or Adverb) itself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a juggling/balancing act (2)</text:p>
          </table:table-cell>
          <table:table-cell office:value-type="string">
            <text:p>be the armpit of the world/universe (10)</text:p>
          </table:table-cell>
          <table:table-cell table:number-columns-repeated="1022"/>
        </table:table-row>
        <table:table-row table:style-name="ro1">
          <table:table-cell office:value-type="string">
            <text:p>be hard/tough act to follow (2)</text:p>
          </table:table-cell>
          <table:table-cell office:value-type="string">
            <text:p>argy-bargy (10)</text:p>
          </table:table-cell>
          <table:table-cell table:number-columns-repeated="1022"/>
        </table:table-row>
        <table:table-row table:style-name="ro1">
          <table:table-cell office:value-type="string">
            <text:p>a hidden agenda (4)</text:p>
          </table:table-cell>
          <table:table-cell office:value-type="string">
            <text:p>an article of faith (11)</text:p>
          </table:table-cell>
          <table:table-cell table:number-columns-repeated="1022"/>
        </table:table-row>
        <table:table-row table:style-name="ro1">
          <table:table-cell office:value-type="string">
            <text:p>an Aladdin's cave (5)</text:p>
          </table:table-cell>
          <table:table-cell office:value-type="string">
            <text:p>autumn years (14)</text:p>
          </table:table-cell>
          <table:table-cell table:number-columns-repeated="1022"/>
        </table:table-row>
        <table:table-row table:style-name="ro1">
          <table:table-cell office:value-type="string">
            <text:p>the answer to sb's prayers (8)</text:p>
          </table:table-cell>
          <table:table-cell office:value-type="string">
            <text:p>a priori (10)</text:p>
          </table:table-cell>
          <table:table-cell table:number-columns-repeated="1022"/>
        </table:table-row>
        <table:table-row table:style-name="ro1">
          <table:table-cell office:value-type="string">
            <text:p>be an apology for sth (9)</text:p>
          </table:table-cell>
          <table:table-cell office:value-type="string">
            <text:p>cost (sb) an arm and a leg (10)</text:p>
          </table:table-cell>
          <table:table-cell table:number-columns-repeated="1022"/>
        </table:table-row>
        <table:table-row table:style-name="ro1">
          <table:table-cell office:value-type="string">
            <text:p>anybody who is anybody (9)</text:p>
          </table:table-cell>
          <table:table-cell office:value-type="string">
            <text:p>airy-fairy (5)</text:p>
          </table:table-cell>
          <table:table-cell table:number-columns-repeated="1022"/>
        </table:table-row>
        <table:table-row table:style-name="ro1">
          <table:table-cell office:value-type="string">
            <text:p>an apple of sb's eye (9)</text:p>
          </table:table-cell>
          <table:table-cell office:value-type="string">
            <text:p>all-out (7)</text:p>
          </table:table-cell>
          <table:table-cell table:number-columns-repeated="1022"/>
        </table:table-row>
        <table:table-row table:style-name="ro1">
          <table:table-cell office:value-type="string">
            <text:p>a rotten/bad apple (9)</text:p>
          </table:table-cell>
          <table:table-cell office:value-type="string">
            <text:p>an eagle eye (110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ion</text:p>
          </table:table-cell>
          <table:table-cell table:style-name="ce1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catch sb in the act (3)</text:p>
          </table:table-cell>
          <table:table-cell office:value-type="string">
            <text:p>go it alone (8)</text:p>
          </table:table-cell>
          <table:table-cell office:value-type="string">
            <text:p>cast aspersion on sb/sth (12)</text:p>
          </table:table-cell>
          <table:table-cell office:value-type="string">
            <text:p>play it by ear (110)</text:p>
          </table:table-cell>
          <table:table-cell table:number-columns-repeated="1020"/>
        </table:table-row>
        <table:table-row table:style-name="ro1">
          <table:table-cell office:value-type="string">
            <text:p>clean up your act (3)</text:p>
          </table:table-cell>
          <table:table-cell office:value-type="string">
            <text:p>leave/let well alone (8)</text:p>
          </table:table-cell>
          <table:table-cell office:value-type="string">
            <text:p>lead sb astray (13)</text:p>
          </table:table-cell>
          <table:table-cell office:value-type="string">
            <text:p>bend sb's ear (110)</text:p>
          </table:table-cell>
          <table:table-cell table:number-columns-repeated="1020"/>
        </table:table-row>
        <table:table-row table:style-name="ro1">
          <table:table-cell office:value-type="string">
            <text:p>get your act together (3)</text:p>
          </table:table-cell>
          <table:table-cell office:value-type="string">
            <text:p>raise/up the ante (8)</text:p>
          </table:table-cell>
          <table:table-cell office:value-type="string">
            <text:p>chance your arm (10)</text:p>
          </table:table-cell>
          <table:table-cell office:value-type="string">
            <text:p>keep your ear to the ground (110)</text:p>
          </table:table-cell>
          <table:table-cell table:number-columns-repeated="1020"/>
        </table:table-row>
        <table:table-row table:style-name="ro1">
          <table:table-cell office:value-type="string">
            <text:p>get in on the act (3)</text:p>
          </table:table-cell>
          <table:table-cell office:value-type="string">
            <text:p>keep up appearances (9)</text:p>
          </table:table-cell>
          <table:table-cell office:value-type="string">
            <text:p>be brought/called to account (1)</text:p>
          </table:table-cell>
          <table:table-cell office:value-type="string">
            <text:p>lend an ear (110)</text:p>
          </table:table-cell>
          <table:table-cell table:number-columns-repeated="1020"/>
        </table:table-row>
        <table:table-row table:style-name="ro1">
          <table:table-cell office:value-type="string">
            <text:p>Act your age! (4)</text:p>
          </table:table-cell>
          <table:table-cell table:style-name="ce3" office:value-type="string">
            <text:p>upset the applecart (9)</text:p>
          </table:table-cell>
          <table:table-cell office:value-type="string">
            <text:p>pile on the agony (4)</text:p>
          </table:table-cell>
          <table:table-cell office:value-type="string">
            <text:p>give sb an earthful (111)</text:p>
          </table:table-cell>
          <table:table-cell table:number-columns-repeated="1020"/>
        </table:table-row>
        <table:table-row table:style-name="ro1">
          <table:table-cell office:value-type="string">
            <text:p>set the agenda (4)</text:p>
          </table:table-cell>
          <table:table-cell office:value-type="string">
            <text:p>keep/hold sb at arm's length (10)</text:p>
          </table:table-cell>
          <table:table-cell office:value-type="string">
            <text:p>an about-face (1)</text:p>
          </table:table-cell>
          <table:table-cell table:number-columns-repeated="1021"/>
        </table:table-row>
        <table:table-row table:style-name="ro1">
          <table:table-cell office:value-type="string">
            <text:p>clear the air (5)</text:p>
          </table:table-cell>
          <table:table-cell office:value-type="string">
            <text:p>put the arm on sb (10)</text:p>
          </table:table-cell>
          <table:table-cell office:value-type="string">
            <text:p>not go amiss (8)</text:p>
          </table:table-cell>
          <table:table-cell table:number-columns-repeated="1021"/>
        </table:table-row>
        <table:table-row table:style-name="ro1">
          <table:table-cell office:value-type="string">
            <text:p>pluck sth out of the air (5)</text:p>
          </table:table-cell>
          <table:table-cell office:value-type="string">
            <text:p>twist sb's arm (10)</text:p>
          </table:table-cell>
          <table:table-cell office:value-type="string">
            <text:p>watch sb/sth with an eagle eye (110)</text:p>
          </table:table-cell>
          <table:table-cell table:number-columns-repeated="1021"/>
        </table:table-row>
        <table:table-row table:style-name="ro1">
          <table:table-cell office:value-type="string">
            <text:p>give your all, give it your all (7)</text:p>
          </table:table-cell>
          <table:table-cell office:value-type="string">
            <text:p>rake over the ashes (12)</text:p>
          </table:table-cell>
          <table:table-cell office:value-type="string">
            <text:p>smile/grin from ear to ear (110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tate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be out of action (3)</text:p>
          </table:table-cell>
          <table:table-cell office:value-type="string">
            <text:p>be on red/full alert, be put on red/full alert (6)</text:p>
          </table:table-cell>
          <table:table-cell office:value-type="string">
            <text:p>be as American as apple pie (8)</text:p>
          </table:table-cell>
          <table:table-cell table:number-columns-repeated="1021"/>
        </table:table-row>
        <table:table-row table:style-name="ro1">
          <table:table-cell office:value-type="string">
            <text:p>much ado about nothing (3)</text:p>
          </table:table-cell>
          <table:table-cell office:value-type="string">
            <text:p>be alive and kicking (6)</text:p>
          </table:table-cell>
          <table:table-cell office:value-type="string">
            <text:p>have ants in your pants (9)</text:p>
          </table:table-cell>
          <table:table-cell table:number-columns-repeated="1021"/>
        </table:table-row>
        <table:table-row table:style-name="ro1">
          <table:table-cell office:value-type="string">
            <text:p>be afraid of your own shadow (4)</text:p>
          </table:table-cell>
          <table:table-cell office:value-type="string">
            <text:p>be alive and well (6)</text:p>
          </table:table-cell>
          <table:table-cell office:value-type="string">
            <text:p>be in apple-pie order (9)</text:p>
          </table:table-cell>
          <table:table-cell table:number-columns-repeated="1021"/>
        </table:table-row>
        <table:table-row table:style-name="ro1">
          <table:table-cell office:value-type="string">
            <text:p>come of age (4)</text:p>
          </table:table-cell>
          <table:table-cell office:value-type="string">
            <text:p>be alive with sth (6)</text:p>
          </table:table-cell>
          <table:table-cell office:value-type="string">
            <text:p>apples and oranges (9)</text:p>
          </table:table-cell>
          <table:table-cell table:number-columns-repeated="1021"/>
        </table:table-row>
        <table:table-row table:style-name="ro1">
          <table:table-cell office:value-type="string">
            <text:p>at the top of the/sb's agenda (4)</text:p>
          </table:table-cell>
          <table:table-cell office:value-type="string">
            <text:p>be all over sb (6)</text:p>
          </table:table-cell>
          <table:table-cell office:value-type="string">
            <text:p>be up in arms (10)</text:p>
          </table:table-cell>
          <table:table-cell table:number-columns-repeated="1021"/>
        </table:table-row>
        <table:table-row table:style-name="ro1">
          <table:table-cell office:value-type="string">
            <text:p>on the/sb's agenda, off the/sb's agenda (4)</text:p>
          </table:table-cell>
          <table:table-cell office:value-type="string">
            <text:p>be all over the shop/lot (6)</text:p>
          </table:table-cell>
          <table:table-cell office:value-type="string">
            <text:p>as is (12)</text:p>
          </table:table-cell>
          <table:table-cell table:number-columns-repeated="1021"/>
        </table:table-row>
        <table:table-row table:style-name="ro1">
          <table:table-cell office:value-type="string">
            <text:p>be walking/floating on air (4)</text:p>
          </table:table-cell>
          <table:table-cell office:value-type="string">
            <text:p>be all sweetness and light (6)</text:p>
          </table:table-cell>
          <table:table-cell office:value-type="string">
            <text:p>live to fight another day (8)</text:p>
          </table:table-cell>
          <table:table-cell table:number-columns-repeated="1021"/>
        </table:table-row>
        <table:table-row table:style-name="ro1">
          <table:table-cell office:value-type="string">
            <text:p>be in the air (5)</text:p>
          </table:table-cell>
          <table:table-cell office:value-type="string">
            <text:p>all is sweetness and light (6)</text:p>
          </table:table-cell>
          <table:table-cell table:number-columns-repeated="1022"/>
        </table:table-row>
        <table:table-row table:style-name="ro1">
          <table:table-cell office:value-type="string">
            <text:p>be up in the air (5)</text:p>
          </table:table-cell>
          <table:table-cell office:value-type="string">
            <text:p>be all very well, but (6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ocedure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(whether) by accident or design (1)</text:p>
          </table:table-cell>
          <table:table-cell office:value-type="string">
            <text:p>all or nothing (6)</text:p>
          </table:table-cell>
          <table:table-cell table:number-columns-repeated="1022"/>
        </table:table-row>
        <table:table-row table:style-name="ro1">
          <table:table-cell office:value-type="string">
            <text:p>more by accident than (by) design (1)</text:p>
          </table:table-cell>
          <table:table-cell office:value-type="string">
            <text:p>all told (6)</text:p>
          </table:table-cell>
          <table:table-cell table:number-columns-repeated="1022"/>
        </table:table-row>
        <table:table-row table:style-name="ro1">
          <table:table-cell office:value-type="string">
            <text:p>accidentally on purpose (1)</text:p>
          </table:table-cell>
          <table:table-cell office:value-type="string">
            <text:p>all in all (6)</text:p>
          </table:table-cell>
          <table:table-cell table:number-columns-repeated="1022"/>
        </table:table-row>
        <table:table-row table:style-name="ro1">
          <table:table-cell office:value-type="string">
            <text:p>of your own accord (1)</text:p>
          </table:table-cell>
          <table:table-cell table:number-columns-repeated="1023"/>
        </table:table-row>
        <table:table-row table:style-name="ro1">
          <table:table-cell office:value-type="string">
            <text:p>on sb's account (1)</text:p>
          </table:table-cell>
          <table:table-cell table:number-columns-repeated="1023"/>
        </table:table-row>
        <table:table-row table:style-name="ro1">
          <table:table-cell office:value-type="string">
            <text:p>on your own account (1)</text:p>
          </table:table-cell>
          <table:table-cell table:number-columns-repeated="1023"/>
        </table:table-row>
        <table:table-row table:style-name="ro1">
          <table:table-cell office:value-type="string">
            <text:p>on no account must/should sb do sth (2)</text:p>
          </table:table-cell>
          <table:table-cell table:number-columns-repeated="1023"/>
        </table:table-row>
        <table:table-row table:style-name="ro1">
          <table:table-cell office:value-type="string">
            <text:p>take sth/sb into account (2)</text:p>
          </table:table-cell>
          <table:table-cell table:number-columns-repeated="1023"/>
        </table:table-row>
        <table:table-row table:style-name="ro1">
          <table:table-cell office:value-type="string">
            <text:p>without further/more ado (4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ith expected Effect or Result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an accident waiting to happen (1)</text:p>
          </table:table-cell>
          <table:table-cell table:number-columns-repeated="1023"/>
        </table:table-row>
        <table:table-row table:style-name="ro1">
          <table:table-cell office:value-type="string">
            <text:p>set (the) alarm bells ringing (5)</text:p>
          </table:table-cell>
          <table:table-cell table:number-columns-repeated="1023"/>
        </table:table-row>
        <table:table-row table:style-name="ro1">
          <table:table-cell office:value-type="string">
            <text:p>ring/sound alarm bells, alarm bells start to ring (5)</text:p>
          </table:table-cell>
          <table:table-cell table:number-columns-repeated="1023"/>
        </table:table-row>
        <table:table-row table:style-name="ro1">
          <table:table-cell office:value-type="string">
            <text:p>eat sb alive (6)</text:p>
          </table:table-cell>
          <table:table-cell table:number-columns-repeated="1023"/>
        </table:table-row>
        <table:table-row table:style-name="ro1">
          <table:table-cell office:value-type="string">
            <text:p>skin sb alive (6)</text:p>
          </table:table-cell>
          <table:table-cell table:number-columns-repeated="1023"/>
        </table:table-row>
        <table:table-row table:style-name="ro1">
          <table:table-cell office:value-type="string">
            <text:p>whet sb's appetite (9)</text:p>
          </table:table-cell>
          <table:table-cell table:number-columns-repeated="1023"/>
        </table:table-row>
        <table:table-row table:style-name="ro1">
          <table:table-cell office:value-type="string">
            <text:p>ask for it (12)</text:p>
          </table:table-cell>
          <table:table-cell table:number-columns-repeated="1023"/>
        </table:table-row>
        <table:table-row table:style-name="ro1">
          <table:table-cell office:value-type="string">
            <text:p>be asking for trouble (12)</text:p>
          </table:table-cell>
          <table:table-cell table:number-columns-repeated="1023"/>
        </table:table-row>
        <table:table-row table:style-name="ro1">
          <table:table-cell office:value-type="string">
            <text:p>get the axe (14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dvantage, Disadvantage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have an ace up your sleeve (2)</text:p>
          </table:table-cell>
          <table:table-cell table:number-columns-repeated="1023"/>
        </table:table-row>
        <table:table-row table:style-name="ro1">
          <table:table-cell office:value-type="string">
            <text:p>have/hold all the aces (2)</text:p>
          </table:table-cell>
          <table:table-cell table:number-columns-repeated="1023"/>
        </table:table-row>
        <table:table-row table:style-name="ro1">
          <table:table-cell office:value-type="string">
            <text:p>an ace in the hole (2)</text:p>
          </table:table-cell>
          <table:table-cell table:number-columns-repeated="1023"/>
        </table:table-row>
        <table:table-row table:style-name="ro1">
          <table:table-cell office:value-type="string">
            <text:p>an Achilles' heel (2)</text:p>
          </table:table-cell>
          <table:table-cell table:number-columns-repeated="1023"/>
        </table:table-row>
        <table:table-row table:style-name="ro1">
          <table:table-cell office:value-type="string">
            <text:p>play your ace (2)</text:p>
          </table:table-cell>
          <table:table-cell table:number-columns-repeated="1023"/>
        </table:table-row>
        <table:table-row table:style-name="ro1">
          <table:table-cell office:value-type="string">
            <text:p>albatross around/round your neck (5)</text:p>
          </table:table-cell>
          <table:table-cell table:number-columns-repeated="1023"/>
        </table:table-row>
        <table:table-row table:style-name="ro1">
          <table:table-cell office:value-type="string">
            <text:p>have sb's ear (110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Way of asking or stating</text:p>
          </table:table-cell>
          <table:table-cell table:style-name="ce1" table:number-columns-repeated="2"/>
          <table:table-cell table:style-name="ce2" table:number-columns-repeated="1021"/>
        </table:table-row>
        <table:table-row table:style-name="ro1">
          <table:table-cell office:value-type="string">
            <text:p>What's sth in aid of? (4)</text:p>
          </table:table-cell>
          <table:table-cell table:number-columns-repeated="1023"/>
        </table:table-row>
        <table:table-row table:style-name="ro1">
          <table:table-cell office:value-type="string">
            <text:p>Well may you ask! (12)</text:p>
          </table:table-cell>
          <table:table-cell table:number-columns-repeated="1023"/>
        </table:table-row>
        <table:table-row table:style-name="ro1">
          <table:table-cell office:value-type="string">
            <text:p>it's all same to me. (7)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Care</text:p>
          </table:table-cell>
          <table:table-cell table:style-name="ce1" office:value-type="string">
            <text:p>in addition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an acid test (2)</text:p>
          </table:table-cell>
          <table:table-cell office:value-type="string">
            <text:p>for all sb cares (7)</text:p>
          </table:table-cell>
          <table:table-cell office:value-type="string">
            <text:p>to cap/crown/top it all (7)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>
            <text:p>Distance, Time, Length, Amount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from A to Z (1)</text:p>
          </table:table-cell>
          <table:table-cell table:number-columns-repeated="1023"/>
        </table:table-row>
        <table:table-row table:style-name="ro1">
          <table:table-cell office:value-type="string">
            <text:p>get/go from A to B (1)</text:p>
          </table:table-cell>
          <table:table-cell table:number-columns-repeated="1023"/>
        </table:table-row>
        <table:table-row table:style-name="ro1">
          <table:table-cell office:value-type="string">
            <text:p>above and beyond (1)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Comparison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14/01/2010</text:date>, <text:time>07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4T20:07:37</meta:creation-date>
    <meta:generator>OpenOffice.org/3.0$Linux OpenOffice.org_project/300m15$Build-9379</meta:generator>
    <dc:date>2009-05-27T00:23:48</dc:date>
    <meta:editing-duration>PT07H00M47S</meta:editing-duration>
    <meta:editing-cycles>302</meta:editing-cycles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